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Text_20_body">
      <style:text-properties officeooo:rsid="003b3e93" officeooo:paragraph-rsid="003b3e93"/>
    </style:style>
    <style:style style:name="P4" style:family="paragraph" style:parent-style-name="Text_20_body">
      <style:text-properties officeooo:rsid="003bfe31" officeooo:paragraph-rsid="003bfe31"/>
    </style:style>
    <style:style style:name="P5" style:family="paragraph" style:parent-style-name="Text_20_body">
      <style:text-properties officeooo:rsid="003d7a75" officeooo:paragraph-rsid="003d7a75"/>
    </style:style>
    <style:style style:name="P6" style:family="paragraph" style:parent-style-name="Text_20_body">
      <style:text-properties officeooo:rsid="003e62e2" officeooo:paragraph-rsid="003e62e2"/>
    </style:style>
    <style:style style:name="P7" style:family="paragraph" style:parent-style-name="Text_20_body">
      <style:text-properties officeooo:rsid="0042e848" officeooo:paragraph-rsid="0042e848"/>
    </style:style>
    <style:style style:name="P8" style:family="paragraph" style:parent-style-name="Text_20_body">
      <style:text-properties officeooo:rsid="0044082d" officeooo:paragraph-rsid="0044082d"/>
    </style:style>
    <style:style style:name="P9" style:family="paragraph" style:parent-style-name="Text_20_body">
      <style:text-properties officeooo:rsid="0046617f" officeooo:paragraph-rsid="0046617f"/>
    </style:style>
    <style:style style:name="P10" style:family="paragraph" style:parent-style-name="Text_20_body">
      <style:text-properties officeooo:rsid="0048505d" officeooo:paragraph-rsid="0048505d"/>
    </style:style>
    <style:style style:name="P11" style:family="paragraph" style:parent-style-name="Text_20_body">
      <style:text-properties officeooo:paragraph-rsid="004906a3"/>
    </style:style>
    <style:style style:name="P12" style:family="paragraph" style:parent-style-name="Standard" style:list-style-name="L1">
      <style:text-properties style:font-name="Courier 10 Pitch"/>
    </style:style>
    <style:style style:name="P13" style:family="paragraph" style:parent-style-name="Standard" style:list-style-name="L1">
      <style:text-properties style:font-name="Courier 10 Pitch" officeooo:rsid="003e62e2" officeooo:paragraph-rsid="003e62e2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1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Heading_20_1">
      <style:text-properties officeooo:rsid="00304b79"/>
    </style:style>
    <style:style style:name="P17" style:family="paragraph" style:parent-style-name="Heading_20_1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size="12pt" officeooo:rsid="003d7a75" officeooo:paragraph-rsid="003d7a75" style:font-size-asian="12pt" style:font-size-complex="12pt"/>
    </style:style>
    <style:style style:name="P19" style:family="paragraph" style:parent-style-name="Text_20_body">
      <style:text-properties fo:font-weight="normal" officeooo:rsid="0044082d" officeooo:paragraph-rsid="0044082d" style:font-weight-asian="normal" style:font-weight-complex="normal"/>
    </style:style>
    <style:style style:name="T1" style:family="text">
      <style:text-properties officeooo:rsid="0018df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abd5" style:font-weight-asian="bold" style:font-weight-complex="bold"/>
    </style:style>
    <style:style style:name="T4" style:family="text">
      <style:text-properties fo:font-weight="bold" officeooo:rsid="0034cb3e" style:font-weight-asian="bold" style:font-weight-complex="bold"/>
    </style:style>
    <style:style style:name="T5" style:family="text">
      <style:text-properties fo:font-weight="bold" officeooo:rsid="0039bf8a" style:font-weight-asian="bold" style:font-weight-complex="bold"/>
    </style:style>
    <style:style style:name="T6" style:family="text">
      <style:text-properties fo:font-weight="bold" officeooo:rsid="004906a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b084" style:font-weight-asian="normal" style:font-weight-complex="normal"/>
    </style:style>
    <style:style style:name="T9" style:family="text">
      <style:text-properties fo:font-weight="normal" officeooo:rsid="0030abd5" style:font-weight-asian="normal" style:font-weight-complex="normal"/>
    </style:style>
    <style:style style:name="T10" style:family="text">
      <style:text-properties fo:font-weight="normal" officeooo:rsid="0034cb3e" style:font-weight-asian="normal" style:font-weight-complex="normal"/>
    </style:style>
    <style:style style:name="T11" style:family="text">
      <style:text-properties fo:font-weight="normal" officeooo:rsid="00437274" style:font-weight-asian="normal" style:font-weight-complex="normal"/>
    </style:style>
    <style:style style:name="T12" style:family="text">
      <style:text-properties fo:font-weight="normal" officeooo:rsid="0048505d" style:font-weight-asian="normal" style:font-weight-complex="normal"/>
    </style:style>
    <style:style style:name="T13" style:family="text">
      <style:text-properties fo:font-weight="normal" officeooo:rsid="004906a3" style:font-weight-asian="normal" style:font-weight-complex="normal"/>
    </style:style>
    <style:style style:name="T14" style:family="text">
      <style:text-properties officeooo:rsid="001d5d1f"/>
    </style:style>
    <style:style style:name="T15" style:family="text">
      <style:text-properties officeooo:rsid="003b3e9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b3e93" style:font-size-asian="12pt" style:font-size-complex="12pt"/>
    </style:style>
    <style:style style:name="T18" style:family="text">
      <style:text-properties fo:font-size="12pt" officeooo:rsid="003f1572" style:font-size-asian="12pt" style:font-size-complex="12pt"/>
    </style:style>
    <style:style style:name="T19" style:family="text">
      <style:text-properties fo:font-size="12pt" fo:font-weight="bold" officeooo:rsid="003f157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0f4de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3f1572" style:font-size-asian="12pt" style:font-weight-asian="normal" style:font-size-complex="12pt" style:font-weight-complex="normal"/>
    </style:style>
    <style:style style:name="T22" style:family="text">
      <style:text-properties officeooo:rsid="003e62e2"/>
    </style:style>
    <style:style style:name="T23" style:family="text">
      <style:text-properties officeooo:rsid="0044082d"/>
    </style:style>
    <style:style style:name="T24" style:family="text">
      <style:text-properties officeooo:rsid="0045f3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ach exercise will build up on the one prior to it, so don't start new projects each time.</text:p>
      <text:h text:style-name="P14" text:outline-level="1">Exercise 1: <text:span text:style-name="T15">Main menu</text:span></text:h>
      <text:p text:style-name="P4"><text:span text:style-name="T17">W</text:span><text:span text:style-name="T16">rite a basic program that has a boolean flag that marks whether the program is </text:span><text:span text:style-name="T20">done</text:span><text:span text:style-name="T16"> or not. Then, create a while loop that will continue looping until the user has quit.</text:span></text:p>
      <text:p text:style-name="P18">Within the while loop, you will display a text menu like thi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22">B</text:span>ANK PROGRAM</text:p>
            <text:list xml:id="list7528870760202249883" text:style-name="L1">
              <text:list-item>
                <text:p text:style-name="P12">Deposit funds</text:p>
              </text:list-item>
              <text:list-item>
                <text:p text:style-name="P12">Withdraw funds</text:p>
              </text:list-item>
              <text:list-item>
                <text:p text:style-name="P13">Check balance</text:p>
              </text:list-item>
              <text:list-item>
                <text:p text:style-name="P13">Exit</text:p>
              </text:list-item>
            </text:list>
          </table:table-cell>
        </table:table-row>
      </table:table>
      <text:p text:style-name="P6"/>
      <text:p text:style-name="P5"><text:span text:style-name="T16">Get the user's input. </text:span><text:span text:style-name="T18">For </text:span><text:span text:style-name="T19">exercise 1</text:span><text:span text:style-name="T21">, you only need to check whether the user chose </text:span><text:span text:style-name="T19">option 4 (exit)</text:span><text:span text:style-name="T21">. If the user chooses option 4, then set the </text:span><text:span text:style-name="T19">done</text:span><text:span text:style-name="T21"> flag so that the program will exit the loop and quit the program.</text:span></text:p>
      <text:h text:style-name="P15" text:outline-level="1"><text:span text:style-name="T14">E</text:span>xercise 2: <text:span text:style-name="T23">Balance</text:span></text:h>
      <text:p text:style-name="P7"><text:span text:style-name="T7">Update the main menu program so that you now have a </text:span><text:span text:style-name="T2">float</text:span><text:span text:style-name="T7"> or </text:span><text:span text:style-name="T2">double</text:span><text:span text:style-name="T7"> variable called “balance”. </text:span><text:span text:style-name="T11">Initialize it to 0.</text:span></text:p>
      <text:p text:style-name="P8"><text:span text:style-name="T11">I</text:span><text:span text:style-name="T7">f the user selects option 1, ask the user how much they'd like to deposit. Add this amount to the balance.</text:span></text:p>
      <text:p text:style-name="P19">If the user selects option 2, ask the user how much they'd like to withdraw. Subtract this amount from the balance.</text:p>
      <text:p text:style-name="P19">If the user selects option 3, display the value of the balance variable.</text:p>
      <text:p text:style-name="P8"/>
      <text:p text:style-name="Text_20_body"/>
      <text:h text:style-name="P17" text:outline-level="1">Exercise 3: Validation</text:h>
      <text:p text:style-name="P8">Finally, we will <text:span text:style-name="T24">add validation to the program.</text:span></text:p>
      <text:p text:style-name="P10">When the user is <text:span text:style-name="T2">depositing</text:span><text:span text:style-name="T7"> funds, check to make sure that they have not entered an amount less than zero (example, deposit -$10). If they entered an invalid number, give an error message and don't do the calculation.</text:span></text:p>
      <text:p text:style-name="P9">When the user is <text:span text:style-name="T2">withdrawing</text:span><text:span text:style-name="T7"> funds, check to make sure that they have enough in their account, so that their balance does not become negative. If it is an invalid transaction (withdraw – balance &lt; 0), give an error and don't do the calculation. </text:span><text:span text:style-name="T12">Also make sure to check for negative numbers.</text:span></text:p>
      <text:p text:style-name="P11"><text:span text:style-name="T13">Finally, when the user chooses the </text:span><text:span text:style-name="T6">exit</text:span><text:span text:style-name="T13"> option, ask the user if they're sure. If they enter “Y” or “y”, then set the </text:span><text:span text:style-name="T6">done</text:span><text:span text:style-name="T13"> flag so that the while loop will stop. Otherwise, the program will continue.</text:span></text:p>
      <text:h text:style-name="P1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df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32.247391202</meta:creation-date>
    <meta:editing-duration>PT32M36S</meta:editing-duration>
    <meta:editing-cycles>54</meta:editing-cycles>
    <meta:generator>LibreOffice/4.2.8.2$Linux_X86_64 LibreOffice_project/420m0$Build-2</meta:generator>
    <dc:title>PageNumber</dc:title>
    <dc:date>2016-02-04T15:55:52.951342870</dc:date>
    <meta:document-statistic meta:table-count="1" meta:image-count="0" meta:object-count="0" meta:page-count="2" meta:paragraph-count="21" meta:word-count="341" meta:character-count="1835" meta:non-whitespace-character-count="1516"/>
    <meta:template xlink:type="simple" xlink:actuate="onRequest" xlink:title="PageNumber" xlink:href="../../../../../.config/libreoffice/4/user/template/PageNumber.ott" meta:date="2016-01-19T22:51:32.178040509"/>
  </office:meta>
</office:document-meta>
</file>